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4" style:family="table-cell" style:parent-style-name="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1">
            <text:p>github</text:p>
          </table:table-cell>
          <table:table-cell office:value-type="string" table:style-name="ce1">
            <text:p>original</text:p>
          </table:table-cell>
          <table:table-cell office:value-type="string" table:style-name="ce1">
            <text:p>gobye</text:p>
          </table:table-cell>
          <table:table-cell office:value-type="string" table:style-name="ce1">
            <text:p>twitter</text:p>
          </table:table-cell>
          <table:table-cell office:value-type="string" table:style-name="ce1">
            <text:p>Homepag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SimonWaldherr</text:p>
          </table:table-cell>
          <table:table-cell office:value-type="string" table:style-name="ce1">
            <text:p>golang-examples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1">
            <text:p>codegangsta</text:p>
          </table:table-cell>
          <table:table-cell office:value-type="string" table:style-name="ce1">
            <text:p>essential-go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string" table:style-name="ce1">
            <text:p>mkaz</text:p>
          </table:table-cell>
          <table:table-cell office:value-type="string" table:style-name="ce1">
            <text:p>working-with-go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string" table:style-name="ce1">
            <text:p>mmcgrana</text:p>
          </table:table-cell>
          <table:table-cell office:value-type="string" table:style-name="ce1">
            <text:p>gobyexample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1">
            <text:p>golang</text:p>
          </table:table-cell>
          <table:table-cell office:value-type="string" table:style-name="ce1">
            <text:p>tour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<text:a xlink:href="https://github.com/Apress/go-recipes">https://github.com/Apress/go-recipes</text:a>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go-recipes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<text:a xlink:href="https://github.com/iand/gocookbook">https://github.com/iand/gocookbook</text:a>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gocookbook</text:p>
          </table:table-cell>
          <table:table-cell office:value-type="string" table:style-name="ce3">
            <text:p><text:a xlink:href="https://twitter.com/iand">iand</text:a>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3">
            <text:p>https://github.com/agtorre/go-cookbook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go-cookbook</text:p>
          </table:table-cell>
          <table:table-cell office:value-type="string" table:style-name="ce3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<text:a xlink:href="https://github.com/ae6rt/golang-examples">https://github.com/ae6rt/golang-examples</text:a></text:p>
          </table:table-cell>
          <table:table-cell office:value-type="string" table:style-name="ce1">
            <text:p>ae6rt</text:p>
          </table:table-cell>
          <table:table-cell office:value-type="string" table:style-name="ce5">
            <text:p>golang-examples</text:p>
          </table:table-cell>
          <table:table-cell office:value-type="string" table:style-name="ce3">
            <text:p><text:a xlink:href="https://twitter.com/ae6rt">ae6rt</text:a>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5">
            <text:p>example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Detlef Burkhardt</meta:initial-creator>
    <dc:creator>Detlef Burkhardt</dc:creator>
    <meta:creation-date>2018-01-21T23:11:48Z</meta:creation-date>
    <dc:date>2018-01-22T00:45:48Z</dc:date>
    <meta:editing-duration>PT0S</meta:editing-duration>
  </office:meta>
</office:document-meta>
</file>